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22/2010</text:p>
      <text:p text:style-name="P2">SYSTICK routines</text:p>
      <text:p text:style-name="P1"/>
      <text:p text:style-name="P1">These routines setup the system timer for interrupt. <text:s/>The timer is set to run from the AHB bus which 'clocksetup' sets to the PLL freq, which is set for 72 MHz with a n 8 MHz crystal. <text:s/></text:p>
      <text:p text:style-name="P1"/>
      <text:p text:style-name="P2">SYSTICK_init</text:p>
      <text:p text:style-name="P1"/>
      <text:p text:style-name="P1">This sets up the reload register. <text:s/>The reload count is one less than the interrupt cycle time, i.e. for a cycle of N ticks, the count should be N-1. <text:s/>The max count is 24 bits, i.e. 0x000fffff, which gives a cycle of 16,777,216 ticks, of about 0.233 ms with a 72 MHz bus rate.</text:p>
      <text:p text:style-name="P1"/>
      <text:p text:style-name="P1">The reload register is set to zero at the time of initialization so the countdown is not some random number.</text:p>
      <text:p text:style-name="P1"/>
      <text:p text:style-name="P1">The interrupt routine extends the count by decrementing a single byte which can be appended to the lower 24 bits coming from the hardware to make a 32 bit word which can then be used with 2's arithmetic. <text:s/></text:p>
      <text:p text:style-name="P1"/>
      <text:p text:style-name="P1">The extended byte is further extended to another 32 bit word. <text:s/>The time duration for one tick of this word is s little over 59 seconds, or approximately 1 minute per tick</text:p>
      <text:p text:style-name="P1"/>
      <text:p text:style-name="P1">The byte that extends the 24 bits to 32 and the high order 32 bit word are in static memory--</text:p>
      <text:p text:style-name="P1"/>
      <text:p text:style-name="P1">extern volatile u8 systick_hibyte;<text:tab/>// High order byte for extending 24 bit SYSTICK count to 32</text:p>
      <text:p text:style-name="P1">extern volatile u32 systick_u32hi;<text:tab/>// High order word for extending 32 bit count to 64 bits</text:p>
      <text:p text:style-name="P1"/>
      <text:p text:style-name="P1"/>
      <text:p text:style-name="P2">u32 ticknow = STK_VAL;</text:p>
      <text:p text:style-name="P1"/>
      <text:p text:style-name="P1">Use this code in the mainline for the fastest method of getting the 24 bit count. <text:s/>Since the reload count is set to maximum, then the 24 bits is only good for measuring times up to .233 sec.</text:p>
      <text:p text:style-name="P1"/>
      <text:p text:style-name="P2">32 SYSTICK_systickduration(u32 old_systick);</text:p>
      <text:p text:style-name="P1"/>
      <text:p text:style-name="P1">Use this to computer the unsigned differences, between the current SYSTICK count and a previously stored count. <text:s/>The routine takes care of the 24 bit limitation.</text:p>
      <text:p text:style-name="P1">For example--</text:p>
      <text:p text:style-name="P1"/>
      <text:p text:style-name="P1">U32 oldtime = STK_VAL; // Save time</text:p>
      <text:p text:style-name="P1">...</text:p>
      <text:p text:style-name="P1">u32 tickduration = SYSTICK_systickduration(oldtime); // Compute difference</text:p>
      <text:p text:style-name="P1"/>
      <text:p text:style-name="P1">u<text:span text:style-name="T2">32 SYSTICK_24bitdiff(u32 new_systick, u32 old_systick);</text:span></text:p>
      <text:p text:style-name="P1"><text:span text:style-name="T2"/></text:p>
      <text:p text:style-name="P1">This does the same thing as 'systickduration, except the two times are previously stored (24 bit) values.</text:p>
      <text:p text:style-name="P1"/>
      <text:p text:style-name="P2">u32 SYSTICK_getcount32(void)</text:p>
      <text:p text:style-name="P1"/>
      <text:p text:style-name="P1">This can be used to retrieve the current SYSTICK count plus the extended byte as a 32 bit word. <text:s/>Remember that these are <text:span text:style-name="T1">countdown</text:span><text:span text:style-name="T3"> counters, not count upwards. <text:s/></text:span><text:soft-page-break/><text:span text:style-name="T3">Therefore an exlapsed time would be (old_reading – new_reading);</text:span></text:p>
      <text:p text:style-name="P1"/>
      <text:p text:style-name="P1"><text:span text:style-name="T2">unsigned long long SYSTICK_getcount64(void);</text:span></text:p>
      <text:p text:style-name="P1"/>
      <text:p text:style-name="P1">This gets the 64 bit time count. <text:s/>Probably not all that useful as cycle time would be over 8,000 years. <text:s/>However, the low order byte of the upper 32 bit word might be useful for times up to 4.2 hours.</text:p>
      <text:p text:style-name="P1"/>
      <text:p text:style-name="P2">Example program</text:p>
      <text:p text:style-name="P1"/>
      <text:p text:style-name="P1">Utest2.c.Utest2.c.usart2.rxinttxint, (copy and save as 'Utest.c' them compile), which is one routine to test routines in 'libusartstm32' has some code that uses the systick library routines.</text:p>
      <text:p text:style-name="P1"/>
      <text:p text:style-name="P2">Building the library</text:p>
      <text:p text:style-name="P1"/>
      <text:p text:style-name="P1">'cd' to the 'libmiscstm32' directory and 'make clean', 'make'. <text:s/>Or, use the 'Utest.c' routine above and in the directory for 'Utest.c', 'make clean', 'make libmisc'; 'make flash' will make the test routine, picking up the needed subroutiens from 'libusartstm32' and 'libmiscstm32', or just 'make' which does not do the flashing.</text:p>
      <text:p text:style-name="P1"/>
      <text:p text:style-name="P1">/*******************************************************************************/</text:p>
      <text:p text:style-name="P1">void SYSTICK_init(u32 systick_reloadct);</text:p>
      <text:p text:style-name="P1">/* @brief<text:tab/>: Initializes SYSTICK for interrupting</text:p>
      <text:p text:style-name="P1"><text:s/>* @param<text:tab/>: systick_reloadct: Use N-1 for N bus ticks per interrupt</text:p>
      <text:p text:style-name="P1"><text:s/>* @return<text:tab/>: none</text:p>
      <text:p text:style-name="P1"><text:s/>*******************************************************************************/</text:p>
      <text:p text:style-name="P1">u32 SYSTICK_getcount32(void);</text:p>
      <text:p text:style-name="P1">/* @brief<text:tab/>: Gets 32 bit systick count</text:p>
      <text:p text:style-name="P1"><text:s/>* @param<text:tab/>: none</text:p>
      <text:p text:style-name="P1"><text:s/>* @return<text:tab/>: Get current 32 bit systick count</text:p>
      <text:p text:style-name="P1"><text:s/>*******************************************************************************/</text:p>
      <text:p text:style-name="P1">unsigned long long SYSTICK_getcount64(void);</text:p>
      <text:p text:style-name="P1">/* @brief<text:tab/>: Gets 64 bit systick count</text:p>
      <text:p text:style-name="P1"><text:s/>* @param<text:tab/>: none</text:p>
      <text:p text:style-name="P1"><text:s/>* @return<text:tab/>: Get current 64 bit systick count</text:p>
      <text:p text:style-name="P1"><text:s/>*******************************************************************************/</text:p>
      <text:p text:style-name="P1">u32 SYSTICK_systickduration(u32 old_systick);</text:p>
      <text:p text:style-name="P1">/* @brief<text:tab/>: Read SYSTICK counter, and compute difference from old reading</text:p>
      <text:p text:style-name="P1"><text:s/>* @param<text:tab/>: none</text:p>
      <text:p text:style-name="P1"><text:s/>* @return<text:tab/>: Difference between current counter reading and previous saved reading</text:p>
      <text:p text:style-name="P1"><text:s/>*******************************************************************************/</text:p>
      <text:p text:style-name="P1">u32 SYSTICK_24bitdiff(u32 new_systick, u32 old_systick);</text:p>
      <text:p text:style-name="P1">/* @brief<text:tab/>: Gets 32 bit systick count and returns difference from old</text:p>
      <text:p text:style-name="P1"><text:s/>* @param<text:tab/>: A previous systick reading</text:p>
      <text:p text:style-name="P1"><text:s/>* @return<text:tab/>: Return difference with wrap-around adjustment</text:p>
      <text:p text:style-name="P1"><text:s/>*******************************************************************************/</text:p>
      <text:p text:style-name="P1"></text:p>
      <text:p text:style-name="P1">extern volatile u8 systick_hibyte;<text:tab/>// High order byte for extending 24 bit SYSTICK count to 32</text:p>
      <text:p text:style-name="P1">extern volatile u32 systick_u32hi;<text:tab/>// High order word for extending 32 bit count to 64 bit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nald Haselwood</meta:initial-creator>
    <meta:creation-date>2010-10-22T13:50:45</meta:creation-date>
    <dc:date>2010-10-22T14:29:56</dc:date>
    <dc:creator>Donald Haselwood</dc:creator>
    <meta:editing-duration>PT00H08M0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58" meta:word-count="687" meta:character-count="4593"/>
  </office:meta>
</office:document-meta>
</file>